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c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ync.removeOrphanFiles( Set nonOrphans , File to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yCopy.scan( File fromDir , File toDir , String [ ] files , String [ ] d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nc.logRemovedCount( int count , String prefix , String singularSuffix , String plural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nc.configureTask( Task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opy.getTo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setTo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Target.Sync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assertTrue( String message , boolean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.setIncludeEmptyDirs( boolean include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addPreserveInTarget( SyncTarget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c.removeEmptyDirectories( File dir , boolean removeIfEmp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ync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setGranularity( long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py.scan( Resource [ ] resources , File to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Copy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Target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opy.My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nc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py.getIncludeEmpty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